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källor</text:p>
      <text:p text:style-name="Standard"/>
      <text:p text:style-name="Standard">.txt filer</text:p>
      <text:list xml:id="list2012442361484817110" text:style-name="L1">
        <text:list-item>
          <text:p text:style-name="P1">enkelt att jobba med, nackdel, alla har sin standard</text:p>
        </text:list-item>
      </text:list>
      <text:p text:style-name="Standard"/>
      <text:p text:style-name="Standard"/>
      <text:p text:style-name="Standard">XML </text:p>
      <text:list xml:id="list6788628814004611857" text:style-name="L2">
        <text:list-item>
          <text:p text:style-name="P2">deklaration , doctype med version.</text:p>
        </text:list-item>
        <text:list-item>
          <text:p text:style-name="P2">Root element</text:p>
        </text:list-item>
        <text:list-item>
          <text:p text:style-name="P2">stängda taggar</text:p>
        </text:list-item>
        <text:list-item>
          <text:p text:style-name="P2">lägga till schema i deklaration, för validering DTD (document type definition)</text:p>
        </text:list-item>
        <text:list-item>
          <text:p text:style-name="P2">type safety</text:p>
        </text:list-item>
        <text:list-item>
          <text:p text:style-name="P2">XMLReader (bättre än XMLDocument, minnesmässigt)</text:p>
        </text:list-item>
      </text:list>
      <text:p text:style-name="Standard"/>
      <text:p text:style-name="Standard"/>
      <text:p text:style-name="Standard">LINQ (Language integrated query)</text:p>
      <text:list xml:id="list128607768158630615" text:style-name="L3">
        <text:list-item>
          <text:p text:style-name="P3">Integrerar data queries direkt i c#</text:p>
        </text:list-item>
        <text:list-item>
          <text:p text:style-name="P3">Sök, sortera, gruppera</text:p>
        </text:list-item>
      </text:list>
      <text:p text:style-name="Standard"/>
      <text:p text:style-name="Standard">Lambda (reads into) från höger till vänster</text:p>
      <text:list xml:id="list4699735816653554598" text:style-name="L4">
        <text:list-item>
          <text:p text:style-name="P4">Ett komprimerat sätt att skriva LINQ</text:p>
        </text:list-item>
        <text:list-item>
          <text:p text:style-name="P4">Predicate , finds and returns quer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26T08:58:47.22</meta:creation-date>
    <meta:generator>OpenOffice/4.1.3$Win32 OpenOffice.org_project/413m1$Build-9783</meta:generator>
    <dc:date>2017-06-26T15:04:45.90</dc:date>
    <dc:creator>Niklas Johansson</dc:creator>
    <meta:editing-duration>PT6H5M57S</meta:editing-duration>
    <meta:editing-cycles>6</meta:editing-cycles>
    <meta:document-statistic meta:table-count="0" meta:image-count="0" meta:object-count="0" meta:page-count="1" meta:paragraph-count="16" meta:word-count="83" meta:character-count="489"/>
  </office:meta>
</office:document-meta>
</file>